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T2_18" style:family="text"/>
    <style:style style:name="T2_19" style:family="text"/>
    <style:style style:name="T2_20" style:family="text"/>
    <style:style style:name="T2_21" style:family="text"/>
    <style:style style:name="T2_22" style:family="text"/>
    <style:style style:name="T2_23" style:family="text"/>
    <style:style style:name="T2_24" style:family="text"/>
    <style:style style:name="T2_25" style:family="text"/>
    <style:style style:name="T2_26" style:family="text"/>
    <style:style style:name="T2_27" style:family="text"/>
    <style:style style:name="T2_28" style:family="text"/>
    <style:style style:name="T2_29" style:family="text"/>
    <style:style style:name="T2_30" style:family="text"/>
    <style:style style:name="T2_31" style:family="text"/>
    <style:style style:name="T2_32" style:family="text"/>
    <style:style style:name="T2_33" style:family="text"/>
    <style:style style:name="T2_34" style:family="text"/>
    <style:style style:name="T2_35" style:family="text"/>
    <style:style style:name="T2_36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</office:automatic-styles>
  <office:body>
    <office:text>
      <text:p text:style-name="P1"><text:span text:style-name="T1_1">Saturday</text:span><text:span text:style-name="T1_2"><text:s/>0950<text:s/>-<text:s/></text:span><text:span text:style-name="T1_3">Section</text:span><text:span text:style-name="T1_4"><text:s/></text:span><text:span text:style-name="T1_5">started</text:span><text:span text:style-name="T1_6"><text:s/></text:span><text:span text:style-name="T1_7">by</text:span><text:span text:style-name="T1_8"><text:s/></text:span><text:span text:style-name="T1_9">Ben</text:span><text:span text:style-name="T1_10"><text:s/></text:span><text:span text:style-name="T1_11">Jones</text:span></text:p>
      <text:p text:style-name="P2"><text:span text:style-name="T2_1">Sat</text:span><text:span text:style-name="T2_2"><text:s/></text:span><text:span text:style-name="T2_3">sometime</text:span><text:span text:style-name="T2_4"><text:s/></text:span><text:span text:style-name="T2_5">before</text:span><text:span text:style-name="T2_6"><text:s/>1104<text:s/>-<text:s/></text:span><text:span text:style-name="T2_7">Hansen</text:span><text:span text:style-name="T2_8"><text:s/></text:span><text:span text:style-name="T2_9">changed</text:span><text:span text:style-name="T2_10"><text:s/></text:span><text:span text:style-name="T2_11">the</text:span><text:span text:style-name="T2_12"><text:s/></text:span><text:span text:style-name="T2_13">spelling</text:span><text:span text:style-name="T2_14"><text:s/></text:span><text:span text:style-name="T2_15">of</text:span><text:span text:style-name="T2_16"><text:s/></text:span><text:span text:style-name="T2_17">asterisk</text:span><text:span text:style-name="T2_18"><text:s/></text:span><text:span text:style-name="T2_19">because</text:span><text:span text:style-name="T2_20"><text:s/></text:span><text:span text:style-name="T2_21">Jones</text:span><text:span text:style-name="T2_22"><text:s/></text:span><text:span text:style-name="T2_23">didn</text:span><text:span text:style-name="T2_24">’</text:span><text:span text:style-name="T2_25">t</text:span><text:span text:style-name="T2_26"><text:s/></text:span><text:span text:style-name="T2_27">look</text:span><text:span text:style-name="T2_28"><text:s/></text:span><text:span text:style-name="T2_29">at</text:span><text:span text:style-name="T2_30"><text:s/></text:span><text:span text:style-name="T2_31">the</text:span><text:span text:style-name="T2_32"><text:s/></text:span><text:span text:style-name="T2_33">spell</text:span><text:span text:style-name="T2_34"><text:s/></text:span><text:span text:style-name="T2_35">check</text:span><text:span text:style-name="T2_36">.</text:span></text:p>
      <text:p text:style-name="P3"><text:span text:style-name="T3_1">Sat</text:span><text:span text:style-name="T3_2"><text:s/>1104<text:s/>-<text:s/></text:span><text:span text:style-name="T3_3">proof</text:span><text:span text:style-name="T3_4"><text:s/></text:span><text:span text:style-name="T3_5">read</text:span><text:span text:style-name="T3_6"><text:s/></text:span><text:span text:style-name="T3_7">by</text:span><text:span text:style-name="T3_8"><text:s/></text:span><text:span text:style-name="T3_9">A</text:span><text:span text:style-name="T3_10"><text:s/></text:span><text:span text:style-name="T3_11">LeFebvre</text:span></text:p>
      <text:p text:style-name="P4"><text:span text:style-name="T4_1">Sat</text:span><text:span text:style-name="T4_2"><text:s/>1136<text:s/>-<text:s/></text:span><text:span text:style-name="T4_3">A</text:span><text:span text:style-name="T4_4"><text:s/></text:span><text:span text:style-name="T4_5">LeFebvre</text:span><text:span text:style-name="T4_6"><text:s/></text:span><text:span text:style-name="T4_7">added</text:span><text:span text:style-name="T4_8"><text:s/></text:span><text:span text:style-name="T4_9">examples</text:span></text:p>
      <text:p text:style-name="P5"><text:span text:style-name="T5_1">Sat</text:span><text:span text:style-name="T5_2"><text:s/>1520<text:s/>-<text:s/></text:span><text:span text:style-name="T5_3">J</text:span><text:span text:style-name="T5_4"><text:s/></text:span><text:span text:style-name="T5_5">Rodimon</text:span><text:span text:style-name="T5_6"><text:s/></text:span><text:span text:style-name="T5_7">added</text:span><text:span text:style-name="T5_8"><text:s/></text:span><text:span text:style-name="T5_9">text</text:span><text:span text:style-name="T5_10"><text:s/></text:span><text:span text:style-name="T5_11">on</text:span><text:span text:style-name="T5_12"><text:s/>++<text:s/></text:span><text:span text:style-name="T5_13">and</text:span><text:span text:style-name="T5_14"><text:s/>+=<text:s/></text:span><text:span text:style-name="T5_15">operators</text:span></text:p>
      <text:p text:style-name="P6"><text:span text:style-name="T6_1">Sat</text:span><text:span text:style-name="T6_2"><text:s/>1537<text:s/>-<text:s/></text:span><text:span text:style-name="T6_3">readthrough</text:span><text:span text:style-name="T6_4"><text:s/></text:span><text:span text:style-name="T6_5">by</text:span><text:span text:style-name="T6_6"><text:s/></text:span><text:span text:style-name="T6_7">A</text:span><text:span text:style-name="T6_8"><text:s/></text:span><text:span text:style-name="T6_9">LeFebvre</text:span><text:span text:style-name="T6_10"><text:s/></text:span><text:span text:style-name="T6_11">and</text:span><text:span text:style-name="T6_12"><text:s/></text:span><text:span text:style-name="T6_13">Ted</text:span></text:p>
      <text:p text:style-name="P7"><text:span text:style-name="T7_1">Sat</text:span><text:span text:style-name="T7_2"><text:s/>1903<text:s/>-<text:s/></text:span><text:span text:style-name="T7_3">Edits</text:span><text:span text:style-name="T7_4"><text:s/></text:span><text:span text:style-name="T7_5">by</text:span><text:span text:style-name="T7_6"><text:s/></text:span><text:span text:style-name="T7_7">J</text:span><text:span text:style-name="T7_8"><text:s/></text:span><text:span text:style-name="T7_9">Rodimon</text:span></text:p>
      <text:p text:style-name="P8"><text:span text:style-name="T8_1">Sun</text:span><text:span text:style-name="T8_2"><text:s/>0815<text:s/>-<text:s/></text:span><text:span text:style-name="T8_3">Review</text:span><text:span text:style-name="T8_4"><text:s/>+<text:s/></text:span><text:span text:style-name="T8_5">Homework</text:span><text:span text:style-name="T8_6"><text:s/></text:span><text:span text:style-name="T8_7">Questions</text:span><text:span text:style-name="T8_8"><text:s/>-<text:s/></text:span><text:span text:style-name="T8_9">Wilson</text:span></text:p>
      <text:p text:style-name="P9"><text:span text:style-name="T9_1">Sun</text:span><text:span text:style-name="T9_2"><text:s/>1127<text:s/></text:span><text:span text:style-name="T9_3">M</text:span><text:span text:style-name="T9_4"><text:s/></text:span><text:span text:style-name="T9_5">Rioux</text:span><text:span text:style-name="T9_6"><text:s/></text:span><text:span text:style-name="T9_7">added</text:span><text:span text:style-name="T9_8"><text:s/></text:span><text:span text:style-name="T9_9">graphic</text:span><text:span text:style-name="T9_10"><text:s/></text:span><text:span text:style-name="T9_11">and</text:span><text:span text:style-name="T9_12"><text:s/></text:span><text:span text:style-name="T9_13">references</text:span></text:p>
      <text:p text:style-name="P10"><text:span text:style-name="T10_1">Sun</text:span><text:span text:style-name="T10_2"><text:s/>1630<text:s/></text:span><text:span text:style-name="T10_3">Review</text:span><text:span text:style-name="T10_4"><text:s/></text:span><text:span text:style-name="T10_5">Questions</text:span><text:span text:style-name="T10_6">-<text:s/></text:span><text:span text:style-name="T10_7">Kellerman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